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3" style:family="text">
      <style:text-properties style:font-name="Liberation Sans1" fo:font-size="36pt" style:font-size-asian="36pt" style:font-size-complex="36pt"/>
    </style:style>
    <style:style style:name="T5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ff" style:font-name="Liberation Sans1" fo:font-size="26pt" style:font-size-asian="26pt" style:font-size-complex="26pt"/>
    </style:style>
    <style:style style:name="T56" style:family="text">
      <style:text-properties fo:color="#00cc33" style:font-name="Liberation Sans1" fo:font-size="32pt" style:font-size-asian="32pt" style:font-size-complex="32pt"/>
    </style:style>
    <style:style style:name="T57" style:family="text">
      <style:text-properties fo:color="#990099" style:font-name="Liberation Sans1" fo:font-size="32pt" style:font-size-asian="32pt" style:font-size-complex="32pt"/>
    </style:style>
    <style:style style:name="T58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6"><text:s text:c="2"/></text:span><text:span text:style-name="T6">Circle *s1c = (Circle*) s1; <text:s/>s1c-&gt;setrad(1);</text:span></text:p>
            <text:p text:style-name="P10"><text:span text:style-name="T7"><text:s text:c="2"/></text:span><text:span text:style-name="T7">Circle *s2c = (Circle*) s2;</text:span><text:span text:style-name="T6"> <text:s/>s2c-&gt;setrad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list text:style-name="L5">
              <text:list-item>
                <text:p text:style-name="P12"><text:span text:style-name="T9">const_cast</text:span><text:span text:style-name="T10">&lt;type&gt;(expression) </text:span></text:p>
              </text:list-item>
              <text:list-item>
                <text:p text:style-name="P12"><text:span text:style-name="T9">reinterpret_cast</text:span><text:span text:style-name="T10">&lt;type&gt;(expression) </text:span></text:p>
              </text:list-item>
            </text:list>
            <text:list text:style-name="L4">
              <text:list-item>
                <text:p text:style-name="P12"><text:span text:style-name="T9">static_cast</text:span><text:span text:style-name="T10">&lt;type&gt;(expression) </text:span></text:p>
              </text:list-item>
              <text:list-item>
                <text:p text:style-name="P12"><text:span text:style-name="T9">dynamic_cast</text:span><text:span text:style-name="T10">&lt;type&gt;(expression) 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2">Is used to remove const-ness:</text:span></text:p>
            <text:p text:style-name="P10"><text:span text:style-name="T13">void</text:span><text:span text:style-name="T14"> g(C* cp);</text:span><text:span text:style-name="T15">// programmer forgot “const”</text:span><text:span text:style-name="T14"><text:line-break/></text:span><text:span text:style-name="T13">void</text:span><text:span text:style-name="T14"> f(C </text:span><text:span text:style-name="T13">const</text:span><text:span text:style-name="T14">* cp) </text:span><text:span text:style-name="T14"><text:line-break/></text:span><text:span text:style-name="T14">{ </text:span><text:span text:style-name="T14"><text:line-break/></text:span><text:span text:style-name="T14">   g(</text:span><text:span text:style-name="T13">const_cast</text:span><text:span text:style-name="T14">&lt;C *&gt;(cp)); </text:span><text:span text:style-name="T14"><text:line-break/></text:span><text:span text:style-name="T14">} </text:span></text:p>
            <text:list text:style-name="L6">
              <text:list-item>
                <text:p text:style-name="P10"><text:span text:style-name="T12">Usually, you should design your variables/methods </text:span><text:span text:style-name="T12">such that you won’t have to use </text:span><text:span text:style-name="T8">const_cast</text:span><text:span text:style-name="T16">.</text:span></text:p>
              </text:list-item>
              <text:list-item>
                <text:p text:style-name="P10"><text:span text:style-name="T12">Compile time operator</text:span></text:p>
              </text:list-item>
              <text:list-item>
                <text:p text:style-name="P10"><text:span text:style-name="T12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7">const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2">Reinterpret byte patterns.</text:span></text:p>
              </text:list-item>
              <text:list-item>
                <text:p text:style-name="P10"><text:span text:style-name="T12">Circumvents type checking.</text:span></text:p>
              </text:list-item>
              <text:list-item>
                <text:p text:style-name="P10"><text:span text:style-name="T12">Implementation-dependent.</text:span></text:p>
              </text:list-item>
              <text:list-item>
                <text:p text:style-name="P10"><text:span text:style-name="T12">(Should be) used rarely.</text:span></text:p>
              </text:list-item>
              <text:list-item>
                <text:p text:style-name="P10"><text:span text:style-name="T12">Very dangerous! </text:span><text:span text:style-name="T20">(folder 4)</text:span><text:span text:style-name="T12">.</text:span></text:p>
              </text:list-item>
              <text:list-item>
                <text:p text:style-name="P10"><text:span text:style-name="T12">Usage example: writing an image file </text:span><text:span text:style-name="T21">(folder 5)</text:span><text:span text:style-name="T12">. </text:span></text:p>
                <text:p text:style-name="P10"><text:span text:style-name="T12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7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8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2">When conversion method is known during </text:span><text:span text:style-name="T12">compilation:</text:span></text:p>
            <text:list text:style-name="L7">
              <text:list-item>
                <text:list>
                  <text:list-item>
                    <text:p text:style-name="P19"><text:span text:style-name="T12">double→int, int→double, etc.</text:span></text:p>
                  </text:list-item>
                  <text:list-item>
                    <text:p text:style-name="P19"><text:span text:style-name="T12">Conversion operator / conversion constructor.</text:span></text:p>
                  </text:list-item>
                  <text:list-item>
                    <text:p text:style-name="P19"><text:span text:style-name="T12">up-cast – Circle→Shape, Circle*→Shape*. </text:span></text:p>
                    <text:p text:style-name="P19"><text:span text:style-name="T12"/></text:p>
                  </text:list-item>
                </text:list>
              </text:list-item>
            </text:list>
            <text:p text:style-name="P20"><text:span text:style-name="T22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2">e.g. won’t cast </text:span><text:span text:style-name="T10">int*</text:span><text:span text:style-name="T11"> to </text:span><text:span text:style-name="T10">float*</text:span></text:p>
                  </text:list-item>
                </text:list>
              </text:list-item>
            </text:list>
            <text:p text:style-name="P10"><text:span text:style-name="T11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1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7">static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3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4">reinterpret_cast</text:span><text:span text:style-name="T11"> does not do anything at runtime.</text:span></text:p>
            <text:p text:style-name="P10"><text:span text:style-name="T11"/></text:p>
            <text:p text:style-name="P10"><text:span text:style-name="T24">static_cast</text:span><text:span text:style-name="T11"> does at runtime a conversion </text:span><text:span text:style-name="T11">determined at compile time.</text:span></text:p>
            <text:p text:style-name="P10"><text:span text:style-name="T11"/></text:p>
            <text:p text:style-name="P10"><text:span text:style-name="T11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5">int main() {</text:span></text:p>
            <text:p><text:span text:style-name="T25"><text:s text:c="4"/></text:span><text:span text:style-name="T25">int i = 5;</text:span></text:p>
            <text:p><text:span text:style-name="T25"><text:s text:c="4"/></text:span><text:span text:style-name="T25">double d;</text:span></text:p>
            <text:p><text:span text:style-name="T25"><text:s text:c="4"/></text:span><text:span text:style-name="T25">d = (double)i;</text:span></text:p>
            <text:p><text:span text:style-name="T25"><text:s text:c="4"/></text:span><text:span text:style-name="T25">d = static_cast&lt;double&gt;(i);</text:span></text:p>
            <text:p><text:span text:style-name="T25"><text:s text:c="4"/></text:span><text:span text:style-name="T25">int&amp; ir = i;</text:span></text:p>
            <text:p><text:span text:style-name="T25"><text:s text:c="4"/></text:span><text:span text:style-name="T25">double&amp; dr0 = (double&amp;)ir;</text:span></text:p>
            <text:p><text:span text:style-name="T25"><text:s text:c="4"/></text:span><text:span text:style-name="T25">double&amp; dr = reinterpret_cast&lt;double&amp;&gt;(ir);</text:span></text:p>
            <text:p><text:span text:style-name="T25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Problem:</text:span></text:p>
            <text:p text:style-name="P10"><text:span text:style-name="T12"><text:s/></text:span><text:span text:style-name="T27">Up-casting</text:span><text:span text:style-name="T12"> works fine.</text:span></text:p>
            <text:list text:style-name="L7">
              <text:list-item>
                <text:list>
                  <text:list-item>
                    <text:p text:style-name="P19"><text:span text:style-name="T12">Treating sub-class as base class: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Shape * s = </text:span><text:span text:style-name="T8">new</text:span><text:span text:style-name="T16"> Circle(); </text:span><text:span text:style-name="T16"><text:line-break/></text:span><text:span text:style-name="T16"/></text:p>
            <text:p text:style-name="P10"><text:span text:style-name="T12">What about </text:span><text:span text:style-name="T27">down-casting</text:span><text:span text:style-name="T12">?</text:span></text:p>
            <text:list text:continue-numbering="true" text:style-name="L7">
              <text:list-item>
                <text:list>
                  <text:list-item>
                    <text:p text:style-name="P19"><text:span text:style-name="T12">might not be safe!</text:span></text:p>
                  </text:list-item>
                  <text:list-item>
                    <text:p text:style-name="P19"><text:span text:style-name="T12">correctness cannot be determined by the </text:span><text:span text:style-name="T12">compiler.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8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8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14cm 7.27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36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9">RTTI – Run Time Type Information</text:span><text:span text:style-name="T29"><text:line-break/></text:span><text:span text:style-name="T29"/></text:p>
            <text:p text:style-name="P10"><text:span text:style-name="T29"/></text:p>
            <text:p text:style-name="P10"><text:span text:style-name="T29">Mechanisms for RTTI:</text:span></text:p>
            <text:list text:style-name="L8">
              <text:list-item>
                <text:p text:style-name="P25"><text:span text:style-name="T30">dynamic_cast</text:span><text:span text:style-name="T31"> </text:span><text:span text:style-name="T29">operator</text:span></text:p>
              </text:list-item>
              <text:list-item>
                <text:p text:style-name="P25"><text:span text:style-name="T30">typeid</text:span><text:span text:style-name="T31"> </text:span><text:span text:style-name="T29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4">pointer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pointer if </text:span><text:span text:style-name="T32">expression </text:span><text:span text:style-name="T33">really points to type </text:span><text:span text:style-name="T32">T</text:span></text:p>
                  </text:list-item>
                  <text:list-item>
                    <text:p text:style-name="P19"><text:span text:style-name="T33">null pointer value otherwise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5">reference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reference if </text:span><text:span text:style-name="T32">expression <text:s/></text:span><text:span text:style-name="T33">is really of type </text:span><text:span text:style-name="T32">T</text:span></text:p>
                  </text:list-item>
                  <text:list-item>
                    <text:p text:style-name="P19"><text:span text:style-name="T33">Throws an exception when it fails </text:span><text:span text:style-name="T33">(“</text:span><text:span text:style-name="T32">bad_cast</text:span><text:span text:style-name="T33">”)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6"/></text:p>
            <text:p text:style-name="P32"><text:span text:style-name="T16">Shape* s = container.pop(); </text:span><text:span text:style-name="T16"><text:line-break/></text:span><text:span text:style-name="T16">Circle* c = </text:span><text:span text:style-name="T8">dynamic_cast</text:span><text:span text:style-name="T16">&lt;Circle*&gt;(s); </text:span><text:span text:style-name="T16"><text:line-break/></text:span><text:span text:style-name="T8">if</text:span><text:span text:style-name="T16"> (c != nullptr) {</text:span><text:span text:style-name="T36">// c is a circle </text:span><text:span text:style-name="T36"><text:line-break/></text:span><text:span text:style-name="T16"> </text:span><text:span text:style-name="T36"><text:s text:c="2"/></text:span><text:span text:style-name="T16">c-&gt;setRadius(42);</text:span></text:p>
            <text:p text:style-name="P32"><text:span text:style-name="T16">} </text:span><text:span text:style-name="T8">else</text:span><text:span text:style-name="T16"> {</text:span><text:span text:style-name="T16"><text:line-break/></text:span><text:span text:style-name="T16">   ...</text:span></text:p>
            <text:p text:style-name="P32"><text:span text:style-name="T16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8">dynamic_cast</text:span><text:span text:style-name="T16">&lt;T&gt;(expression) </text:span><text:span text:style-name="T16"><text:line-break/></text:span><text:span text:style-name="T16"/></text:p>
            <text:p text:style-name="P25"><text:span text:style-name="T27">Note: </text:span></text:p>
            <text:list text:style-name="L6">
              <text:list-item>
                <text:p text:style-name="P10"><text:span text:style-name="T12">Used only on </text:span><text:span text:style-name="T27">pointer</text:span><text:span text:style-name="T12"> or </text:span><text:span text:style-name="T27">reference</text:span><text:span text:style-name="T12"> types.</text:span></text:p>
              </text:list-item>
              <text:list-item>
                <text:p text:style-name="P10"><text:span text:style-name="T12">Can be used for:</text:span></text:p>
                <text:list>
                  <text:list-item>
                    <text:p text:style-name="P33"><text:span text:style-name="T27">up-cast</text:span><text:span text:style-name="T12"> – useless – done automatically.</text:span></text:p>
                  </text:list-item>
                  <text:list-item>
                    <text:p text:style-name="P33"><text:span text:style-name="T27">down-cast</text:span><text:span text:style-name="T12"> – most useful.</text:span></text:p>
                  </text:list-item>
                  <text:list-item>
                    <text:p text:style-name="P33"><text:span text:style-name="T27">cross-cast</text:span><text:span text:style-name="T12"> – useful with multiple inheritance.</text:span></text:p>
                  </text:list-item>
                </text:list>
              </text:list-item>
              <text:list-item>
                <text:p text:style-name="P10"><text:span text:style-name="T27">Only for types with virtual-functions </text:span><text:span text:style-name="T12">(“Polymorphic types”) - These object have a space </text:span><text:span text:style-name="T12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7">class</text:span><text:span text:style-name="T38"> Circle : </text:span><text:span text:style-name="T37">public</text:span><text:span text:style-name="T38"> Shape </text:span><text:span text:style-name="T38"><text:line-break/></text:span><text:span text:style-name="T38">{ </text:span><text:span text:style-name="T38"><text:line-break/></text:span><text:span text:style-name="T38">   </text:span><text:span text:style-name="T37">virtual</text:span><text:span text:style-name="T38"> </text:span><text:span text:style-name="T37">void</text:span><text:span text:style-name="T38"> draw(); </text:span><text:span text:style-name="T38"><text:line-break/></text:span><text:span text:style-name="T38">} </text:span><text:span text:style-name="T38"><text:line-break/></text:span><text:span text:style-name="T37">class</text:span><text:span text:style-name="T38"> Date : </text:span><text:span text:style-name="T37">public</text:span><text:span text:style-name="T38"> Time </text:span><text:span text:style-name="T38"><text:line-break/></text:span><text:span text:style-name="T38">{ </text:span><text:span text:style-name="T38"><text:line-break/></text:span><text:span text:style-name="T38">    </text:span><text:span text:style-name="T39">// Time has no virtual functions </text:span><text:span text:style-name="T39"><text:line-break/></text:span><text:span text:style-name="T38">} </text:span><text:span text:style-name="T38"><text:line-break/></text:span><text:span text:style-name="T37">void</text:span><text:span text:style-name="T38"> foo(Shape * s, Time * t) </text:span><text:span text:style-name="T38"><text:line-break/></text:span><text:span text:style-name="T38">{ </text:span><text:span text:style-name="T38"><text:line-break/></text:span><text:span text:style-name="T38">   Circle * c =</text:span></text:p>
            <text:p text:style-name="P10"><text:span text:style-name="T38"><text:s text:c="4"/></text:span><text:span text:style-name="T37">dynamic_cast</text:span><text:span text:style-name="T38">&lt;Circle*&gt;( s ); </text:span><text:span text:style-name="T39">//ok </text:span><text:span text:style-name="T39"><text:line-break/></text:span><text:span text:style-name="T39"> <text:s text:c="2"/></text:span><text:span text:style-name="T38">Date * date = <text:s/></text:span></text:p>
            <text:p text:style-name="P10"><text:span text:style-name="T38"><text:s text:c="4"/></text:span><text:span text:style-name="T37">dynamic_cast</text:span><text:span text:style-name="T38">&lt;Date*&gt;( t ); </text:span><text:span text:style-name="T40">//compilation </text:span><text:span text:style-name="T40">error </text:span><text:span text:style-name="T39"><text:line-break/></text:span><text:span text:style-name="T38">} </text:span><text:span text:style-name="T38"><text:line-break/></text:span><text:span text:style-name="T38"/></text:p>
            <text:p text:style-name="P10"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3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4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(might be):</text:span><text:span text:style-name="T12"> </text:span><text:span text:style-name="T12"><text:line-break/></text:span><text:span text:style-name="T12">d is a Dog, c is a 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3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</text:span><text:span text:style-name="T46">(becase it does not have to be the name of </text:span><text:span text:style-name="T46">the type that the programmer used, it might also be)</text:span><text:span text:style-name="T45">:</text:span><text:span text:style-name="T12"><text:line-break/></text:span><text:span text:style-name="T12">d is a 3Dog, c is a 3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7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8">void</text:span><text:span text:style-name="T49"> rotate( shape </text:span><text:span text:style-name="T48">const</text:span><text:span text:style-name="T49">&amp; s ) </text:span><text:span text:style-name="T49"><text:line-break/></text:span><text:span text:style-name="T49">{ </text:span><text:span text:style-name="T49"><text:line-break/></text:span><text:span text:style-name="T49">   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Circle) ) </text:span><text:span text:style-name="T49"><text:line-break/></text:span><text:span text:style-name="T49">   </text:span><text:span text:style-name="T50">//do nothing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Triangle) ) </text:span><text:span text:style-name="T49"><text:line-break/></text:span><text:span text:style-name="T49">   </text:span><text:span text:style-name="T50">//rotate Triangle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Rectangle) ) </text:span><text:span text:style-name="T49"><text:line-break/></text:span><text:span text:style-name="T49">   </text:span><text:span text:style-name="T50">//rotate Rectangle </text:span><text:span text:style-name="T50"><text:line-break/></text:span><text:span text:style-name="T49">} </text:span><text:span text:style-name="T49"><text:line-break/></text:span><text:span text:style-name="T49"/></text:p>
            <text:p text:style-name="P32"><text:span text:style-name="T49"><text:line-break/></text:span><text:span text:style-name="T49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51">Use virtual functions when you can !</text:span></text:p>
            </text:list-item>
            <text:list-item>
              <text:p text:style-name="P37"><text:span text:style-name="T51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2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3">Compile-time</text:span></text:p>
              </table:table-cell>
              <table:table-cell>
                <text:p text:style-name="P38"><text:span text:style-name="T53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4">const_cast</text:span></text:p>
              </table:table-cell>
              <table:table-cell table:style-name="ce3">
                <text:p text:style-name="P40"><text:span text:style-name="T55">Check that source, target are the same except const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reinterpret_cast</text:span></text:p>
              </table:table-cell>
              <table:table-cell table:style-name="ce3">
                <text:p text:style-name="P40"><text:span text:style-name="T55">Check that source, target are pointers / refs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static_cast</text:span></text:p>
              </table:table-cell>
              <table:table-cell table:style-name="ce3">
                <text:p text:style-name="P40"><text:span text:style-name="T55">Check that there is a conversion source→target </text:span></text:p>
              </table:table-cell>
              <table:table-cell table:style-name="ce5">
                <text:p text:style-name="P42"><text:span text:style-name="T57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4">dynamic_cast</text:span></text:p>
              </table:table-cell>
              <table:table-cell table:style-name="ce3">
                <text:p text:style-name="P40"><text:span text:style-name="T55">Check that the class is polymorphic</text:span></text:p>
              </table:table-cell>
              <table:table-cell table:style-name="ce6">
                <text:p text:style-name="P43"><text:span text:style-name="T58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7</meta:editing-cycles>
    <meta:print-date>1999-11-04T13:06:28</meta:print-date>
    <meta:creation-date>1999-10-10T10:49:40</meta:creation-date>
    <dc:date>2019-06-02T11:52:19.233257969</dc:date>
    <meta:editing-duration>P29DT11H22M52S</meta:editing-duration>
    <meta:generator>LibreOffice/6.1.5.2$Linux_X86_64 LibreOffice_project/10$Build-2</meta:generator>
    <dc:creator>Erel Segal-Halevi</dc:cre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